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text-properties officeooo:paragraph-rsid="0014bd4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Yvonne Njuguna</text:p>
      <text:p text:style-name="P9">Professional Dance Instructor and Founder of Yvanadanceempire</text:p>
      <text:p text:style-name="P9">Nairobi, Kenya</text:p>
      <text:p text:style-name="Text_20_body">Summary Passionate and dedicated dance instructor with extensive training in Classical ballet, modern tap, musical theatre, contemporary, hiphop, and afrobeat. Attained an Intermediate foundation ballet certificate from the Royal academy of dance in 2022 after passing an exam. Worked with Dance Centre Kenya from 2020 to 2022, teaching in various schools such as Msingi bora kindergarten, Braeside, French School, and Steppingstones. Founded Yvana dance empire in 2022 and currently teaches at Nairobi international school, Kigwa ridge school, and Waldorf School. Recent winner of a trophy and certificate in the happy feet dance festival that took place at the Nairobi international school in March 2023.</text:p>
      <text:p text:style-name="Text_20_body">Education Intermediate foundation ballet certificate, Royal academy of dance, 2022 Training in Classical ballet, modern tap, musical theatre, contemporary, hiphop, and afrobeat, Dance Centre Kenya, 2019-2022</text:p>
      <text:p text:style-name="Text_20_body">Professional Experience</text:p>
      <text:p text:style-name="Text_20_body">Founder and Dance Instructor, Yvanadanceempire (2022-Present)</text:p>
      <text:list text:style-name="L1">
        <text:list-item>
          <text:p text:style-name="P2">Teach various dance styles to students of all ages and skill levels</text:p>
        </text:list-item>
        <text:list-item>
          <text:p text:style-name="P2">Develop and implement dance curriculums</text:p>
        </text:list-item>
        <text:list-item>
          <text:p text:style-name="P1">Choreograph and direct dance performances</text:p>
        </text:list-item>
      </text:list>
      <text:p text:style-name="Text_20_body">Dance Instructor, Nairobi international school, Kigwa ridge school, and Waldorf School (2022-Present)</text:p>
      <text:list text:style-name="L2">
        <text:list-item>
          <text:p text:style-name="P4">Teach Classical ballet, modern tap, musical theatre, contemporary, hiphop, and afrobeat to students</text:p>
        </text:list-item>
        <text:list-item>
          <text:p text:style-name="P4">Lead dance classes and rehearsals</text:p>
        </text:list-item>
        <text:list-item>
          <text:p text:style-name="P3">Prepare students for dance performances and competitions</text:p>
        </text:list-item>
      </text:list>
      <text:p text:style-name="Text_20_body">Dance Instructor, Dance Centre Kenya (2020-2022)</text:p>
      <text:list text:style-name="L3">
        <text:list-item>
          <text:p text:style-name="P6">Taught Classical ballet, modern tap, musical theatre, contemporary, hiphop, and afrobeat in various schools such as Msingi bora kindergarten, Braeside, French School, and Steppingstones</text:p>
        </text:list-item>
        <text:list-item>
          <text:p text:style-name="P6">Developed lesson plans and provided individualized instruction</text:p>
        </text:list-item>
        <text:list-item>
          <text:p text:style-name="P5">Choreographed and directed dance performances</text:p>
        </text:list-item>
      </text:list>
      <text:p text:style-name="Text_20_body">Awards and Honors Winner, Happy Feet Dance Festival Trophy and Certificate, Nairobi international school (March 2023)</text:p>
      <text:p text:style-name="Text_20_body">Skills</text:p>
      <text:list text:style-name="L4">
        <text:list-item>
          <text:p text:style-name="P8">Extensive training in Classical ballet, modern tap, musical theatre, contemporary, hiphop, and afrobeat</text:p>
        </text:list-item>
        <text:list-item>
          <text:p text:style-name="P8">Choreography and direction of dance performances</text:p>
        </text:list-item>
        <text:list-item>
          <text:p text:style-name="P8">Curriculum development and implementation</text:p>
        </text:list-item>
        <text:list-item>
          <text:p text:style-name="P8"><text:soft-page-break/>Individualized instruction and lesson planning</text:p>
        </text:list-item>
        <text:list-item>
          <text:p text:style-name="P7">Strong communication and interpersonal skills</text:p>
        </text:list-item>
      </text:list>
      <text:p text:style-name="Text_20_body">References Available upon reque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00:48:18.928477357</meta:creation-date>
    <dc:date>2023-03-16T00:49:37.151946870</dc:date>
    <meta:editing-duration>PT1M21S</meta:editing-duration>
    <meta:editing-cycles>1</meta:editing-cycles>
    <meta:document-statistic meta:table-count="0" meta:image-count="0" meta:object-count="0" meta:page-count="2" meta:paragraph-count="26" meta:word-count="318" meta:character-count="2316" meta:non-whitespace-character-count="2038"/>
    <meta:generator>LibreOffice/7.5.1.2$Linux_X86_64 LibreOffice_project/50$Build-2</meta:generator>
  </office:meta>
</office:document-meta>
</file>